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0de3bc" officeooo:paragraph-rsid="000de3bc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0e264f" officeooo:paragraph-rsid="000e264f" style:font-weight-asian="bold" style:font-weight-complex="bold"/>
    </style:style>
    <style:style style:name="P3" style:family="paragraph" style:parent-style-name="Standard">
      <style:text-properties style:font-name="Times New Roman" officeooo:rsid="000de3bc" officeooo:paragraph-rsid="000de3bc"/>
    </style:style>
    <style:style style:name="P4" style:family="paragraph" style:parent-style-name="Standard">
      <style:text-properties style:font-name="Times New Roman" fo:font-weight="normal" officeooo:rsid="000e264f" officeooo:paragraph-rsid="000e264f" style:font-weight-asian="normal" style:font-weight-complex="normal"/>
    </style:style>
    <style:style style:name="P5" style:family="paragraph" style:parent-style-name="Standard">
      <style:text-properties style:font-name="Times New Roman" fo:font-weight="normal" officeooo:rsid="00100591" officeooo:paragraph-rsid="00100591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100591" officeooo:paragraph-rsid="00113cde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10250b" officeooo:paragraph-rsid="0010250b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113cde" officeooo:paragraph-rsid="00113cde" style:font-weight-asian="normal" style:font-weight-complex="normal"/>
    </style:style>
    <style:style style:name="T1" style:family="text">
      <style:text-properties officeooo:rsid="00100591"/>
    </style:style>
    <style:style style:name="T2" style:family="text">
      <style:text-properties officeooo:rsid="0010c0f1"/>
    </style:style>
    <style:style style:name="T3" style:family="text">
      <style:text-properties officeooo:rsid="00113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dware Setup:</text:p>
      <text:p text:style-name="P1"/>
      <text:p text:style-name="P3">1. Setup the executable code on a raspberry Pi</text:p>
      <text:p text:style-name="P3"/>
      <text:p text:style-name="P3">2. Obtain the drone – body, ESCs, Motors, Propellers, Battery, Flight control board</text:p>
      <text:p text:style-name="P3"/>
      <text:p text:style-name="P3">3. Setup a wireless or wired connection from the raspberry Pi to the flight control board</text:p>
      <text:p text:style-name="P3"/>
      <text:p text:style-name="P3">4. Setup a power source for the raspberry Pi on the drone and dock them together</text:p>
      <text:p text:style-name="P3"/>
      <text:p text:style-name="P3">5. Have a separate PC and establish a wireless connection to the raspberry Pi for live display.</text:p>
      <text:p text:style-name="P3"/>
      <text:p text:style-name="P3"/>
      <text:p text:style-name="P2">Software Setup:</text:p>
      <text:p text:style-name="P2"/>
      <text:p text:style-name="P4">1. Install the python dependencies: opencv, tkinter, imutils, numpy and any drone specific dependencies.</text:p>
      <text:p text:style-name="P4"/>
      <text:p text:style-name="P4">2. Setup the camera video feed and <text:span text:style-name="T1">send it or the extracted frames to the running python code.</text:span></text:p>
      <text:p text:style-name="P5"/>
      <text:p text:style-name="P5">3. Calculate the focal-length of the camera using the helper python code/function distance-to-camera.py</text:p>
      <text:p text:style-name="P6"/>
      <text:p text:style-name="P6">4. Run the code and set the parameters to calibrate the entire system to adjust to the local environment. These parameters may include</text:p>
      <text:p text:style-name="P6"><text:span text:style-name="T3">a. F</text:span>ocal-length,</text:p>
      <text:p text:style-name="P6"><text:span text:style-name="T3">b. </text:span>HSV colour thresholds,</text:p>
      <text:p text:style-name="P6"><text:span text:style-name="T3">c. </text:span>Dilation-erode cycle ratios.</text:p>
      <text:p text:style-name="P8">d. Distance threshold to classify close-medium-far distances</text:p>
      <text:p text:style-name="P5"/>
      <text:p text:style-name="P5">5. Setup drone-kit API to perform drone movement. Also use an RC remote to override drone control in case of discrepancies or emergencies.</text:p>
      <text:p text:style-name="P7"/>
      <text:p text:style-name="P7">6. Setup a cutting mechanical mechanism to extract the fruit and place the trigger function with<text:span text:style-name="T2">in</text:span> the move_drone() fun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5:34:48.802000000</meta:creation-date>
    <meta:generator>LibreOffice/6.0.3.2$Windows_X86_64 LibreOffice_project/8f48d515416608e3a835360314dac7e47fd0b821</meta:generator>
    <dc:date>2018-05-02T16:07:07.628000000</dc:date>
    <meta:editing-duration>PT22M6S</meta:editing-duration>
    <meta:editing-cycles>5</meta:editing-cycles>
    <meta:document-statistic meta:table-count="0" meta:image-count="0" meta:object-count="0" meta:page-count="1" meta:paragraph-count="17" meta:word-count="201" meta:character-count="1253" meta:non-whitespace-character-count="1068"/>
  </office:meta>
</office:document-meta>
</file>